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3.355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3.3236in"/>
    </style:style>
    <style:style style:name="co12" style:family="table-column">
      <style:table-column-properties fo:break-before="auto" style:column-width="3.372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8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87" style:family="table-cell" style:parent-style-name="Default">
      <style:text-properties fo:font-size="10pt" style:font-size-asian="11pt" style:font-size-complex="11pt"/>
    </style:style>
    <style:style style:name="ce8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90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9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9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98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4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none" fo:border-left="1.25pt solid #000000" fo:border-right="1.25pt solid #000000" fo:border-top="none"/>
    </style:style>
    <style:style style:name="ce106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3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115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151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17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1.25pt solid #000000" fo:border-top="0.74pt solid #999999"/>
      <style:paragraph-properties fo:text-align="center" fo:margin-left="0in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</style:style>
    <style:style style:name="ce15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>
      <style:text-properties style:font-name="Liberation Sans" fo:font-size="10pt" style:font-size-asian="10pt" style:font-size-complex="10pt"/>
    </style:style>
    <style:style style:name="ce158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0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77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0" style:family="table-cell" style:parent-style-name="Default">
      <style:text-properties style:font-name="DejaVu Sans" fo:font-size="10pt" style:font-size-asian="10pt" style:font-size-complex="10pt"/>
    </style:style>
    <style:style style:name="ce181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8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8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ext-properties style:font-name="Liberation Sans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9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color="#c9211e" style:text-position="33% 58%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underline-style="none" style:text-underline-color="font-color" fo:font-style="italic" style:font-style-asian="italic" style:font-style-complex="italic"/>
    </style:style>
    <style:style style:name="T8" style:family="text">
      <style:text-properties fo:font-size="10pt" style:font-size-asian="10pt" style:font-size-complex="10pt" style:font-weight-asian="normal" style:font-weight-complex="normal"/>
    </style:style>
    <style:style style:name="T9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0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size-complex="11pt" style:font-weight-asian="normal" style:font-weight-complex="normal"/>
    </style:style>
    <style:style style:name="T14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91"/>
        <table:table-column table:style-name="co3" table:default-cell-style-name="Default"/>
        <table:table-column table:style-name="co4" table:default-cell-style-name="Default"/>
        <table:table-column table:style-name="co5" table:default-cell-style-name="ce91"/>
        <table:table-column table:style-name="co5" table:number-columns-repeated="988" table:default-cell-style-name="Default"/>
        <table:table-row table:style-name="ro1">
          <table:table-cell table:style-name="ce78" office:value-type="string" calcext:value-type="string" table:number-columns-spanned="1" table:number-rows-spanned="2">
            <text:p>Command Number</text:p>
          </table:table-cell>
          <table:table-cell table:style-name="ce88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93"/>
          <table:covered-table-cell table:number-columns-repeated="9" table:style-name="ce96"/>
          <table:covered-table-cell table:style-name="ce97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0"/>
          <table:covered-table-cell table:number-columns-repeated="2" table:style-name="ce96"/>
          <table:covered-table-cell table:style-name="ce97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96"/>
          <table:covered-table-cell table:style-name="ce97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96"/>
          <table:covered-table-cell table:style-name="ce97"/>
          <table:table-cell table:style-name="ce101"/>
          <table:table-cell table:style-name="ce103" office:value-type="string" calcext:value-type="string" table:number-columns-spanned="1" table:number-rows-spanned="2">
            <text:p>Command Name</text:p>
          </table:table-cell>
          <table:table-cell table:style-name="ce106" office:value-type="string" calcext:value-type="string" table:number-columns-spanned="1" table:number-rows-spanned="2">
            <text:p>HEX</text:p>
          </table:table-cell>
          <table:table-cell table:style-name="ce101" table:number-columns-repeated="28"/>
          <table:table-cell table:number-columns-repeated="957"/>
          <table:table-cell table:style-name="ce107" table:number-columns-repeated="3"/>
        </table:table-row>
        <table:table-row table:style-name="ro2">
          <table:covered-table-cell table:style-name="ce81"/>
          <table:table-cell table:style-name="ce89" office:value-type="float" office:value="31" calcext:value-type="float">
            <text:p>3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float" office:value="28" calcext:value-type="float">
            <text:p>28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4" calcext:value-type="float">
            <text:p>2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21" calcext:value-type="float">
            <text:p>21</text:p>
          </table:table-cell>
          <table:table-cell table:style-name="ce90" office:value-type="float" office:value="20" calcext:value-type="float">
            <text:p>20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" calcext:value-type="float">
            <text:p>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2"/>
          <table:covered-table-cell table:style-name="ce104"/>
          <table:covered-table-cell table:style-name="ce81"/>
          <table:table-cell table:style-name="ce102" table:number-columns-repeated="28"/>
          <table:table-cell table:number-columns-repeated="960"/>
        </table:table-row>
        <table:table-row table:style-name="ro3">
          <table:table-cell table:style-name="ce86" office:value-type="float" office:value="0" calcext:value-type="float">
            <text:p>0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D6</text:p>
          </table:table-cell>
          <table:table-cell table:style-name="ce90" office:value-type="string" calcext:value-type="string">
            <text:p>D5</text:p>
          </table:table-cell>
          <table:table-cell table:style-name="ce90" office:value-type="string" calcext:value-type="string">
            <text:p>D4</text:p>
          </table:table-cell>
          <table:table-cell table:style-name="ce94" office:value-type="string" calcext:value-type="string">
            <text:p>D3</text:p>
          </table:table-cell>
          <table:table-cell table:style-name="ce94" office:value-type="string" calcext:value-type="string">
            <text:p>D2</text:p>
          </table:table-cell>
          <table:table-cell table:style-name="ce94" office:value-type="string" calcext:value-type="string">
            <text:p>D1</text:p>
          </table:table-cell>
          <table:table-cell table:style-name="ce98" office:value-type="string" calcext:value-type="string">
            <text:p>D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Digital Atten 0-31.75dB per PE43711</text:p>
          </table:table-cell>
          <table:table-cell table:style-name="ce86" office:value-type="string" calcext:value-type="string">
            <text:p>007F_00FF</text:p>
          </table:table-cell>
          <table:table-cell table:number-columns-repeated="988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89"/>
          <table:table-cell table:style-name="ce90" table:number-columns-repeated="3"/>
          <table:table-cell table:style-name="ce95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" calcext:value-type="float">
            <text:p>2</text:p>
          </table:table-cell>
          <table:table-cell table:style-name="ce89"/>
          <table:table-cell table:style-name="ce90" table:number-columns-repeated="3"/>
          <table:table-cell table:style-name="ce95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" calcext:value-type="float">
            <text:p>3</text:p>
          </table:table-cell>
          <table:table-cell table:style-name="ce89"/>
          <table:table-cell table:style-name="ce90" table:number-columns-repeated="3"/>
          <table:table-cell table:style-name="ce95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5" calcext:value-type="float">
            <text:p>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6" calcext:value-type="float">
            <text:p>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7" calcext:value-type="float">
            <text:p>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8" calcext:value-type="float">
            <text:p>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9" calcext:value-type="float">
            <text:p>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0" calcext:value-type="float">
            <text:p>1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1" calcext:value-type="float">
            <text:p>1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2" calcext:value-type="float">
            <text:p>1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3" calcext:value-type="float">
            <text:p>1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4" calcext:value-type="float">
            <text:p>1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5" calcext:value-type="float">
            <text:p>1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6" calcext:value-type="float">
            <text:p>1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8" calcext:value-type="float">
            <text:p>1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9" calcext:value-type="float">
            <text:p>1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0" calcext:value-type="float">
            <text:p>2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1" calcext:value-type="float">
            <text:p>2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2" calcext:value-type="float">
            <text:p>2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4" calcext:value-type="float">
            <text:p>2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5" calcext:value-type="float">
            <text:p>2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6" calcext:value-type="float">
            <text:p>2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7" calcext:value-type="float">
            <text:p>2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8" calcext:value-type="float">
            <text:p>2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9" calcext:value-type="float">
            <text:p>2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0" calcext:value-type="float">
            <text:p>3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1" calcext:value-type="float">
            <text:p>3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87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92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91"/>
        <table:table-column table:style-name="co6" table:default-cell-style-name="Default"/>
        <table:table-column table:style-name="co7" table:default-cell-style-name="Default"/>
        <table:table-column table:style-name="co8" table:default-cell-style-name="ce91"/>
        <table:table-column table:style-name="co9" table:number-columns-repeated="3" table:default-cell-style-name="Default"/>
        <table:table-column table:style-name="co5" table:number-columns-repeated="985" table:default-cell-style-name="Default"/>
        <table:table-row table:style-name="ro1">
          <table:table-cell table:style-name="ce78" office:value-type="string" calcext:value-type="string" table:number-columns-spanned="1" table:number-rows-spanned="2">
            <text:p>Command Number</text:p>
          </table:table-cell>
          <table:table-cell table:style-name="ce88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93"/>
          <table:covered-table-cell table:number-columns-repeated="9" table:style-name="ce96"/>
          <table:covered-table-cell table:style-name="ce97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0"/>
          <table:covered-table-cell table:number-columns-repeated="2" table:style-name="ce96"/>
          <table:covered-table-cell table:style-name="ce97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96"/>
          <table:covered-table-cell table:style-name="ce97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96"/>
          <table:covered-table-cell table:style-name="ce97"/>
          <table:table-cell table:style-name="ce101"/>
          <table:table-cell table:style-name="ce103" office:value-type="string" calcext:value-type="string" table:number-columns-spanned="1" table:number-rows-spanned="2">
            <text:p>Command Name</text:p>
          </table:table-cell>
          <table:table-cell table:style-name="ce103" office:value-type="string" calcext:value-type="string" table:number-columns-spanned="1" table:number-rows-spanned="2">
            <text:p>HEX</text:p>
          </table:table-cell>
          <table:table-cell table:style-name="ce101" table:number-columns-repeated="28"/>
          <table:table-cell table:number-columns-repeated="958"/>
          <table:table-cell table:style-name="ce107" table:number-columns-repeated="2"/>
        </table:table-row>
        <table:table-row table:style-name="ro2">
          <table:covered-table-cell table:style-name="ce81"/>
          <table:table-cell table:style-name="ce110" office:value-type="float" office:value="31" calcext:value-type="float">
            <text:p>31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29" calcext:value-type="float">
            <text:p>29</text:p>
          </table:table-cell>
          <table:table-cell table:style-name="ce113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13" office:value-type="float" office:value="23" calcext:value-type="float">
            <text:p>23</text:p>
          </table:table-cell>
          <table:table-cell table:style-name="ce113" office:value-type="float" office:value="22" calcext:value-type="float">
            <text:p>22</text:p>
          </table:table-cell>
          <table:table-cell table:style-name="ce113" office:value-type="float" office:value="21" calcext:value-type="float">
            <text:p>21</text:p>
          </table:table-cell>
          <table:table-cell table:style-name="ce113" office:value-type="float" office:value="20" calcext:value-type="float">
            <text:p>20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7" calcext:value-type="float">
            <text:p>17</text:p>
          </table:table-cell>
          <table:table-cell table:style-name="ce151" office:value-type="float" office:value="16" calcext:value-type="float">
            <text:p>16</text:p>
          </table:table-cell>
          <table:table-cell table:style-name="ce113" office:value-type="float" office:value="15" calcext:value-type="float">
            <text:p>15</text:p>
          </table:table-cell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13" calcext:value-type="float">
            <text:p>13</text:p>
          </table:table-cell>
          <table:table-cell table:style-name="ce113" office:value-type="float" office:value="12" calcext:value-type="float">
            <text:p>1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1" office:value-type="float" office:value="8" calcext:value-type="float">
            <text:p>8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02"/>
          <table:covered-table-cell table:number-columns-repeated="2" table:style-name="ce104"/>
          <table:table-cell table:style-name="ce102" table:number-columns-repeated="28"/>
          <table:table-cell table:number-columns-repeated="960"/>
        </table:table-row>
        <table:table-row table:style-name="ro3">
          <table:table-cell table:style-name="ce86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General Command [1]</text:p>
          </table:table-cell>
          <table:table-cell table:style-name="ce120" office:value-type="string" calcext:value-type="string">
            <text:p>0000_01FF</text:p>
          </table:table-cell>
          <table:table-cell table:style-name="ce39"/>
          <table:table-cell table:number-columns-repeated="987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Command RF OFF [2]</text:p>
          </table:table-cell>
          <table:table-cell table:style-name="ce120" office:value-type="string" calcext:value-type="string">
            <text:p>0000_09FF</text:p>
          </table:table-cell>
          <table:table-cell table:number-columns-repeated="988"/>
        </table:table-row>
        <table:table-row table:style-name="ro3">
          <table:table-cell table:style-name="ce86" office:value-type="float" office:value="2" calcext:value-type="float">
            <text:p>2</text:p>
          </table:table-cell>
          <table:table-cell table:style-name="ce89" office:value-type="string" calcext:value-type="string">
            <text:p>N16</text:p>
          </table:table-cell>
          <table:table-cell table:style-name="ce89" office:value-type="string" calcext:value-type="string">
            <text:p>N15</text:p>
          </table:table-cell>
          <table:table-cell table:style-name="ce89" office:value-type="string" calcext:value-type="string">
            <text:p>N14</text:p>
          </table:table-cell>
          <table:table-cell table:style-name="ce89" office:value-type="string" calcext:value-type="string">
            <text:p>N13</text:p>
          </table:table-cell>
          <table:table-cell table:style-name="ce115" office:value-type="string" calcext:value-type="string">
            <text:p>N12</text:p>
          </table:table-cell>
          <table:table-cell table:style-name="ce115" office:value-type="string" calcext:value-type="string">
            <text:p>N11</text:p>
          </table:table-cell>
          <table:table-cell table:style-name="ce115" office:value-type="string" calcext:value-type="string">
            <text:p>N10</text:p>
          </table:table-cell>
          <table:table-cell table:style-name="ce115" office:value-type="string" calcext:value-type="string">
            <text:p>N9</text:p>
          </table:table-cell>
          <table:table-cell table:style-name="ce89" office:value-type="string" calcext:value-type="string">
            <text:p>N8</text:p>
          </table:table-cell>
          <table:table-cell table:style-name="ce89" office:value-type="string" calcext:value-type="string">
            <text:p>N7</text:p>
          </table:table-cell>
          <table:table-cell table:style-name="ce89" office:value-type="string" calcext:value-type="string">
            <text:p>N6</text:p>
          </table:table-cell>
          <table:table-cell table:style-name="ce89" office:value-type="string" calcext:value-type="string">
            <text:p>N5</text:p>
          </table:table-cell>
          <table:table-cell table:style-name="ce115" office:value-type="string" calcext:value-type="string">
            <text:p>N4</text:p>
          </table:table-cell>
          <table:table-cell table:style-name="ce115" office:value-type="string" calcext:value-type="string">
            <text:p>N3</text:p>
          </table:table-cell>
          <table:table-cell table:style-name="ce115" office:value-type="string" calcext:value-type="string">
            <text:p>N2</text:p>
          </table:table-cell>
          <table:table-cell table:style-name="ce117" office:value-type="string" calcext:value-type="string">
            <text:p>N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Command -4dBm [2]</text:p>
          </table:table-cell>
          <table:table-cell table:style-name="ce120" office:value-type="string" calcext:value-type="string">
            <text:p>XXXX_11FF</text:p>
          </table:table-cell>
          <table:table-cell table:number-columns-repeated="988"/>
        </table:table-row>
        <table:table-row table:style-name="ro3">
          <table:table-cell table:style-name="ce86" office:value-type="float" office:value="3" calcext:value-type="float">
            <text:p>3</text:p>
          </table:table-cell>
          <table:table-cell table:style-name="ce89" office:value-type="string" calcext:value-type="string">
            <text:p>N16</text:p>
          </table:table-cell>
          <table:table-cell table:style-name="ce89" office:value-type="string" calcext:value-type="string">
            <text:p>N15</text:p>
          </table:table-cell>
          <table:table-cell table:style-name="ce89" office:value-type="string" calcext:value-type="string">
            <text:p>N14</text:p>
          </table:table-cell>
          <table:table-cell table:style-name="ce89" office:value-type="string" calcext:value-type="string">
            <text:p>N13</text:p>
          </table:table-cell>
          <table:table-cell table:style-name="ce115" office:value-type="string" calcext:value-type="string">
            <text:p>N12</text:p>
          </table:table-cell>
          <table:table-cell table:style-name="ce115" office:value-type="string" calcext:value-type="string">
            <text:p>N11</text:p>
          </table:table-cell>
          <table:table-cell table:style-name="ce115" office:value-type="string" calcext:value-type="string">
            <text:p>N10</text:p>
          </table:table-cell>
          <table:table-cell table:style-name="ce115" office:value-type="string" calcext:value-type="string">
            <text:p>N9</text:p>
          </table:table-cell>
          <table:table-cell table:style-name="ce89" office:value-type="string" calcext:value-type="string">
            <text:p>N8</text:p>
          </table:table-cell>
          <table:table-cell table:style-name="ce89" office:value-type="string" calcext:value-type="string">
            <text:p>N7</text:p>
          </table:table-cell>
          <table:table-cell table:style-name="ce89" office:value-type="string" calcext:value-type="string">
            <text:p>N6</text:p>
          </table:table-cell>
          <table:table-cell table:style-name="ce89" office:value-type="string" calcext:value-type="string">
            <text:p>N5</text:p>
          </table:table-cell>
          <table:table-cell table:style-name="ce115" office:value-type="string" calcext:value-type="string">
            <text:p>N4</text:p>
          </table:table-cell>
          <table:table-cell table:style-name="ce115" office:value-type="string" calcext:value-type="string">
            <text:p>N3</text:p>
          </table:table-cell>
          <table:table-cell table:style-name="ce115" office:value-type="string" calcext:value-type="string">
            <text:p>N2</text:p>
          </table:table-cell>
          <table:table-cell table:style-name="ce117" office:value-type="string" calcext:value-type="string">
            <text:p>N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Command -1dBm [2]</text:p>
          </table:table-cell>
          <table:table-cell table:style-name="ce120" office:value-type="string" calcext:value-type="string">
            <text:p>XXXX_19FF</text:p>
          </table:table-cell>
          <table:table-cell table:number-columns-repeated="988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89" office:value-type="string" calcext:value-type="string">
            <text:p>N16</text:p>
          </table:table-cell>
          <table:table-cell table:style-name="ce89" office:value-type="string" calcext:value-type="string">
            <text:p>N15</text:p>
          </table:table-cell>
          <table:table-cell table:style-name="ce89" office:value-type="string" calcext:value-type="string">
            <text:p>N14</text:p>
          </table:table-cell>
          <table:table-cell table:style-name="ce89" office:value-type="string" calcext:value-type="string">
            <text:p>N13</text:p>
          </table:table-cell>
          <table:table-cell table:style-name="ce115" office:value-type="string" calcext:value-type="string">
            <text:p>N12</text:p>
          </table:table-cell>
          <table:table-cell table:style-name="ce115" office:value-type="string" calcext:value-type="string">
            <text:p>N11</text:p>
          </table:table-cell>
          <table:table-cell table:style-name="ce115" office:value-type="string" calcext:value-type="string">
            <text:p>N10</text:p>
          </table:table-cell>
          <table:table-cell table:style-name="ce115" office:value-type="string" calcext:value-type="string">
            <text:p>N9</text:p>
          </table:table-cell>
          <table:table-cell table:style-name="ce89" office:value-type="string" calcext:value-type="string">
            <text:p>N8</text:p>
          </table:table-cell>
          <table:table-cell table:style-name="ce89" office:value-type="string" calcext:value-type="string">
            <text:p>N7</text:p>
          </table:table-cell>
          <table:table-cell table:style-name="ce89" office:value-type="string" calcext:value-type="string">
            <text:p>N6</text:p>
          </table:table-cell>
          <table:table-cell table:style-name="ce89" office:value-type="string" calcext:value-type="string">
            <text:p>N5</text:p>
          </table:table-cell>
          <table:table-cell table:style-name="ce115" office:value-type="string" calcext:value-type="string">
            <text:p>N4</text:p>
          </table:table-cell>
          <table:table-cell table:style-name="ce115" office:value-type="string" calcext:value-type="string">
            <text:p>N3</text:p>
          </table:table-cell>
          <table:table-cell table:style-name="ce115" office:value-type="string" calcext:value-type="string">
            <text:p>N2</text:p>
          </table:table-cell>
          <table:table-cell table:style-name="ce117" office:value-type="string" calcext:value-type="string">
            <text:p>N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Command +2dBm [2]</text:p>
          </table:table-cell>
          <table:table-cell table:style-name="ce120" office:value-type="string" calcext:value-type="string">
            <text:p>XXXX_21FF</text:p>
          </table:table-cell>
          <table:table-cell table:number-columns-repeated="988"/>
        </table:table-row>
        <table:table-row table:style-name="ro3">
          <table:table-cell table:style-name="ce86" office:value-type="float" office:value="5" calcext:value-type="float">
            <text:p>5</text:p>
          </table:table-cell>
          <table:table-cell table:style-name="ce89" office:value-type="string" calcext:value-type="string">
            <text:p>N16</text:p>
          </table:table-cell>
          <table:table-cell table:style-name="ce89" office:value-type="string" calcext:value-type="string">
            <text:p>N15</text:p>
          </table:table-cell>
          <table:table-cell table:style-name="ce89" office:value-type="string" calcext:value-type="string">
            <text:p>N14</text:p>
          </table:table-cell>
          <table:table-cell table:style-name="ce89" office:value-type="string" calcext:value-type="string">
            <text:p>N13</text:p>
          </table:table-cell>
          <table:table-cell table:style-name="ce115" office:value-type="string" calcext:value-type="string">
            <text:p>N12</text:p>
          </table:table-cell>
          <table:table-cell table:style-name="ce115" office:value-type="string" calcext:value-type="string">
            <text:p>N11</text:p>
          </table:table-cell>
          <table:table-cell table:style-name="ce115" office:value-type="string" calcext:value-type="string">
            <text:p>N10</text:p>
          </table:table-cell>
          <table:table-cell table:style-name="ce115" office:value-type="string" calcext:value-type="string">
            <text:p>N9</text:p>
          </table:table-cell>
          <table:table-cell table:style-name="ce89" office:value-type="string" calcext:value-type="string">
            <text:p>N8</text:p>
          </table:table-cell>
          <table:table-cell table:style-name="ce89" office:value-type="string" calcext:value-type="string">
            <text:p>N7</text:p>
          </table:table-cell>
          <table:table-cell table:style-name="ce89" office:value-type="string" calcext:value-type="string">
            <text:p>N6</text:p>
          </table:table-cell>
          <table:table-cell table:style-name="ce89" office:value-type="string" calcext:value-type="string">
            <text:p>N5</text:p>
          </table:table-cell>
          <table:table-cell table:style-name="ce115" office:value-type="string" calcext:value-type="string">
            <text:p>N4</text:p>
          </table:table-cell>
          <table:table-cell table:style-name="ce115" office:value-type="string" calcext:value-type="string">
            <text:p>N3</text:p>
          </table:table-cell>
          <table:table-cell table:style-name="ce115" office:value-type="string" calcext:value-type="string">
            <text:p>N2</text:p>
          </table:table-cell>
          <table:table-cell table:style-name="ce117" office:value-type="string" calcext:value-type="string">
            <text:p>N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Command +5dBm [2]</text:p>
          </table:table-cell>
          <table:table-cell table:style-name="ce120" office:value-type="string" calcext:value-type="string">
            <text:p>XXXX_29FF</text:p>
          </table:table-cell>
          <table:table-cell table:number-columns-repeated="988"/>
        </table:table-row>
        <table:table-row table:style-name="ro3">
          <table:table-cell table:style-name="ce86" office:value-type="float" office:value="6" calcext:value-type="float">
            <text:p>6</text:p>
          </table:table-cell>
          <table:table-cell table:style-name="ce89" office:value-type="string" calcext:value-type="string">
            <text:p>N16</text:p>
          </table:table-cell>
          <table:table-cell table:style-name="ce89" office:value-type="string" calcext:value-type="string">
            <text:p>N15</text:p>
          </table:table-cell>
          <table:table-cell table:style-name="ce89" office:value-type="string" calcext:value-type="string">
            <text:p>N14</text:p>
          </table:table-cell>
          <table:table-cell table:style-name="ce89" office:value-type="string" calcext:value-type="string">
            <text:p>N13</text:p>
          </table:table-cell>
          <table:table-cell table:style-name="ce115" office:value-type="string" calcext:value-type="string">
            <text:p>N12</text:p>
          </table:table-cell>
          <table:table-cell table:style-name="ce115" office:value-type="string" calcext:value-type="string">
            <text:p>N11</text:p>
          </table:table-cell>
          <table:table-cell table:style-name="ce115" office:value-type="string" calcext:value-type="string">
            <text:p>N10</text:p>
          </table:table-cell>
          <table:table-cell table:style-name="ce115" office:value-type="string" calcext:value-type="string">
            <text:p>N9</text:p>
          </table:table-cell>
          <table:table-cell table:style-name="ce89" office:value-type="string" calcext:value-type="string">
            <text:p>N8</text:p>
          </table:table-cell>
          <table:table-cell table:style-name="ce89" office:value-type="string" calcext:value-type="string">
            <text:p>N7</text:p>
          </table:table-cell>
          <table:table-cell table:style-name="ce89" office:value-type="string" calcext:value-type="string">
            <text:p>N6</text:p>
          </table:table-cell>
          <table:table-cell table:style-name="ce89" office:value-type="string" calcext:value-type="string">
            <text:p>N5</text:p>
          </table:table-cell>
          <table:table-cell table:style-name="ce115" office:value-type="string" calcext:value-type="string">
            <text:p>N4</text:p>
          </table:table-cell>
          <table:table-cell table:style-name="ce115" office:value-type="string" calcext:value-type="string">
            <text:p>N3</text:p>
          </table:table-cell>
          <table:table-cell table:style-name="ce115" office:value-type="string" calcext:value-type="string">
            <text:p>N2</text:p>
          </table:table-cell>
          <table:table-cell table:style-name="ce117" office:value-type="string" calcext:value-type="string">
            <text:p>N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Cmd. No Power Change<text:span text:style-name="T4"> [ 2 ] [ 4 ]</text:span></text:p>
          </table:table-cell>
          <table:table-cell table:style-name="ce120" office:value-type="string" calcext:value-type="string">
            <text:p>XXXX_31FF</text:p>
          </table:table-cell>
          <table:table-cell table:number-columns-repeated="988"/>
        </table:table-row>
        <table:table-row table:style-name="ro3">
          <table:table-cell table:style-name="ce86" office:value-type="float" office:value="7" calcext:value-type="float">
            <text:p>7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Mux Tristate</text:p>
          </table:table-cell>
          <table:table-cell table:style-name="ce120" office:value-type="string" calcext:value-type="string">
            <text:p>0000_39FF</text:p>
          </table:table-cell>
          <table:table-cell table:number-columns-repeated="988"/>
        </table:table-row>
        <table:table-row table:style-name="ro3">
          <table:table-cell table:style-name="ce86" office:value-type="float" office:value="8" calcext:value-type="float">
            <text:p>8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Mux Dig. Lock Detect</text:p>
          </table:table-cell>
          <table:table-cell table:style-name="ce120" office:value-type="string" calcext:value-type="string">
            <text:p>0000_41FF</text:p>
          </table:table-cell>
          <table:table-cell table:number-columns-repeated="988"/>
        </table:table-row>
        <table:table-row table:style-name="ro3">
          <table:table-cell table:style-name="ce86" office:value-type="float" office:value="9" calcext:value-type="float">
            <text:p>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0" calcext:value-type="float">
            <text:p>1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1" calcext:value-type="float">
            <text:p>1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2" calcext:value-type="float">
            <text:p>1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3" calcext:value-type="float">
            <text:p>1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4" calcext:value-type="float">
            <text:p>1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5" calcext:value-type="float">
            <text:p>1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6" calcext:value-type="float">
            <text:p>1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8" calcext:value-type="float">
            <text:p>1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19" calcext:value-type="float">
            <text:p>1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0" calcext:value-type="float">
            <text:p>2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1" calcext:value-type="float">
            <text:p>2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2" calcext:value-type="float">
            <text:p>2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4" calcext:value-type="float">
            <text:p>2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5" calcext:value-type="float">
            <text:p>2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6" calcext:value-type="float">
            <text:p>2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7" calcext:value-type="float">
            <text:p>2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8" calcext:value-type="float">
            <text:p>2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29" calcext:value-type="float">
            <text:p>2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30" calcext:value-type="float">
            <text:p>3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86" office:value-type="float" office:value="31" calcext:value-type="float">
            <text:p>3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120"/>
          <table:table-cell table:number-columns-repeated="988"/>
        </table:table-row>
        <table:table-row table:style-name="ro3">
          <table:table-cell table:style-name="ce25" table:number-columns-repeated="33"/>
          <table:table-cell/>
          <table:table-cell table:style-name="ce119"/>
          <table:table-cell table:style-name="ce38"/>
          <table:table-cell table:number-columns-repeated="988"/>
        </table:table-row>
        <table:table-row table:style-name="ro3">
          <table:table-cell table:style-name="ce145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48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10" table:number-columns-repeated="16" table:default-cell-style-name="ce91"/>
        <table:table-column table:style-name="co2" table:number-columns-repeated="16" table:default-cell-style-name="ce91"/>
        <table:table-column table:style-name="co3" table:default-cell-style-name="Default"/>
        <table:table-column table:style-name="co11" table:default-cell-style-name="Default"/>
        <table:table-column table:style-name="co5" table:default-cell-style-name="ce91"/>
        <table:table-column table:style-name="co5" table:number-columns-repeated="988" table:default-cell-style-name="Default"/>
        <table:table-row table:style-name="ro1">
          <table:table-cell table:style-name="ce78" office:value-type="string" calcext:value-type="string" table:number-columns-spanned="1" table:number-rows-spanned="2">
            <text:p>Command Number</text:p>
          </table:table-cell>
          <table:table-cell table:style-name="ce88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93"/>
          <table:covered-table-cell table:number-columns-repeated="9" table:style-name="ce96"/>
          <table:covered-table-cell table:style-name="ce97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0"/>
          <table:covered-table-cell table:number-columns-repeated="2" table:style-name="ce96"/>
          <table:covered-table-cell table:style-name="ce97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96"/>
          <table:covered-table-cell table:style-name="ce97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96"/>
          <table:covered-table-cell table:style-name="ce97"/>
          <table:table-cell table:style-name="ce101"/>
          <table:table-cell table:style-name="ce103" office:value-type="string" calcext:value-type="string" table:number-columns-spanned="1" table:number-rows-spanned="2">
            <text:p>Command Name</text:p>
          </table:table-cell>
          <table:table-cell table:style-name="ce106" office:value-type="string" calcext:value-type="string" table:number-columns-spanned="1" table:number-rows-spanned="2">
            <text:p>HEX</text:p>
          </table:table-cell>
          <table:table-cell table:style-name="ce101" table:number-columns-repeated="28"/>
          <table:table-cell table:number-columns-repeated="957"/>
          <table:table-cell table:style-name="ce107" table:number-columns-repeated="3"/>
        </table:table-row>
        <table:table-row table:style-name="ro2">
          <table:covered-table-cell table:style-name="ce81"/>
          <table:table-cell table:style-name="ce89" office:value-type="float" office:value="31" calcext:value-type="float">
            <text:p>3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float" office:value="28" calcext:value-type="float">
            <text:p>28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4" calcext:value-type="float">
            <text:p>2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21" calcext:value-type="float">
            <text:p>21</text:p>
          </table:table-cell>
          <table:table-cell table:style-name="ce90" office:value-type="float" office:value="20" calcext:value-type="float">
            <text:p>20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" calcext:value-type="float">
            <text:p>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2"/>
          <table:covered-table-cell table:style-name="ce104"/>
          <table:covered-table-cell table:style-name="ce81"/>
          <table:table-cell table:style-name="ce102" table:number-columns-repeated="28"/>
          <table:table-cell table:number-columns-repeated="960"/>
        </table:table-row>
        <table:table-row table:style-name="ro3">
          <table:table-cell table:style-name="ce86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General <text:s/>Command [1]</text:p>
          </table:table-cell>
          <table:table-cell table:style-name="ce86" office:value-type="string" calcext:value-type="string">
            <text:p>0000_02FF</text:p>
          </table:table-cell>
          <table:table-cell table:number-columns-repeated="988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RF OFF(Disabled)[2]</text:p>
          </table:table-cell>
          <table:table-cell table:style-name="ce86" office:value-type="string" calcext:value-type="string">
            <text:p>0000_0AFF</text:p>
          </table:table-cell>
          <table:table-cell table:number-columns-repeated="988"/>
        </table:table-row>
        <table:table-row table:style-name="ro3">
          <table:table-cell table:style-name="ce86" office:value-type="float" office:value="2" calcext:value-type="float">
            <text:p>2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-4dBm [2]</text:p>
          </table:table-cell>
          <table:table-cell table:style-name="ce86" office:value-type="string" calcext:value-type="string">
            <text:p>0000_12FF</text:p>
          </table:table-cell>
          <table:table-cell table:number-columns-repeated="988"/>
        </table:table-row>
        <table:table-row table:style-name="ro3">
          <table:table-cell table:style-name="ce86" office:value-type="float" office:value="3" calcext:value-type="float">
            <text:p>3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-1dBm [2]</text:p>
          </table:table-cell>
          <table:table-cell table:style-name="ce86" office:value-type="string" calcext:value-type="string">
            <text:p>0000_1AFF</text:p>
          </table:table-cell>
          <table:table-cell table:number-columns-repeated="988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+2dBm [2]</text:p>
          </table:table-cell>
          <table:table-cell table:style-name="ce86" office:value-type="string" calcext:value-type="string">
            <text:p>0000_22FF</text:p>
          </table:table-cell>
          <table:table-cell table:number-columns-repeated="988"/>
        </table:table-row>
        <table:table-row table:style-name="ro3">
          <table:table-cell table:style-name="ce86" office:value-type="float" office:value="5" calcext:value-type="float">
            <text:p>5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+5dBm [2]</text:p>
          </table:table-cell>
          <table:table-cell table:style-name="ce86" office:value-type="string" calcext:value-type="string">
            <text:p>0000_2AFF</text:p>
          </table:table-cell>
          <table:table-cell table:number-columns-repeated="988"/>
        </table:table-row>
        <table:table-row table:style-name="ro3">
          <table:table-cell table:style-name="ce86" office:value-type="float" office:value="6" calcext:value-type="float">
            <text:p>6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. No Power Change [2] [5]</text:p>
          </table:table-cell>
          <table:table-cell table:style-name="ce86" office:value-type="string" calcext:value-type="string">
            <text:p>0000_32FF</text:p>
          </table:table-cell>
          <table:table-cell table:number-columns-repeated="988"/>
        </table:table-row>
        <table:table-row table:style-name="ro3">
          <table:table-cell table:style-name="ce86" office:value-type="float" office:value="7" calcext:value-type="float">
            <text:p>7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4" table:style-name="ce115" office:value-type="string" calcext:value-type="string">
            <text:p>-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3" table:style-name="ce115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Mux Tristate</text:p>
          </table:table-cell>
          <table:table-cell table:style-name="ce86" office:value-type="string" calcext:value-type="string">
            <text:p>0000_3AFF</text:p>
          </table:table-cell>
          <table:table-cell table:number-columns-repeated="988"/>
        </table:table-row>
        <table:table-row table:style-name="ro3">
          <table:table-cell table:style-name="ce86" office:value-type="float" office:value="8" calcext:value-type="float">
            <text:p>8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4" table:style-name="ce115" office:value-type="string" calcext:value-type="string">
            <text:p>-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3" table:style-name="ce115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Mux Dig. Lock Detect</text:p>
          </table:table-cell>
          <table:table-cell table:style-name="ce86" office:value-type="string" calcext:value-type="string">
            <text:p>0000_42FF</text:p>
          </table:table-cell>
          <table:table-cell table:number-columns-repeated="988"/>
        </table:table-row>
        <table:table-row table:style-name="ro3">
          <table:table-cell table:style-name="ce86" office:value-type="float" office:value="9" calcext:value-type="float">
            <text:p>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0" calcext:value-type="float">
            <text:p>1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1" calcext:value-type="float">
            <text:p>1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2" calcext:value-type="float">
            <text:p>1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3" calcext:value-type="float">
            <text:p>1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4" calcext:value-type="float">
            <text:p>1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5" calcext:value-type="float">
            <text:p>1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6" calcext:value-type="float">
            <text:p>1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8" calcext:value-type="float">
            <text:p>1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9" calcext:value-type="float">
            <text:p>1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0" calcext:value-type="float">
            <text:p>2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1" calcext:value-type="float">
            <text:p>2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2" calcext:value-type="float">
            <text:p>2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4" calcext:value-type="float">
            <text:p>2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5" calcext:value-type="float">
            <text:p>2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6" calcext:value-type="float">
            <text:p>2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7" calcext:value-type="float">
            <text:p>2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8" calcext:value-type="float">
            <text:p>2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9" calcext:value-type="float">
            <text:p>2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0" calcext:value-type="float">
            <text:p>3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155" office:value-type="float" office:value="31" calcext:value-type="float">
            <text:p>31</text:p>
          </table:table-cell>
          <table:table-cell table:style-name="ce158"/>
          <table:table-cell table:style-name="ce164" table:number-columns-repeated="3"/>
          <table:table-cell table:style-name="ce175" table:number-columns-repeated="4"/>
          <table:table-cell table:style-name="ce164" table:number-columns-repeated="4"/>
          <table:table-cell table:style-name="ce175" table:number-columns-repeated="3"/>
          <table:table-cell table:style-name="ce177"/>
          <table:table-cell table:number-columns-repeated="4" table:style-name="ce164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75" table:number-columns-repeated="2"/>
          <table:table-cell table:style-name="ce177"/>
          <table:table-cell table:number-columns-repeated="4" table:style-name="ce164" office:value-type="float" office:value="1" calcext:value-type="float">
            <text:p>1</text:p>
          </table:table-cell>
          <table:table-cell table:number-columns-repeated="3" table:style-name="ce175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42"/>
          <table:table-cell table:style-name="ce181"/>
          <table:table-cell table:style-name="ce86"/>
          <table:table-cell table:number-columns-repeated="988"/>
        </table:table-row>
        <table:table-row table:style-name="ro3">
          <table:table-cell table:style-name="ce42"/>
          <table:table-cell table:style-name="ce44" table:number-columns-repeated="32"/>
          <table:table-cell table:style-name="ce42" table:number-columns-repeated="2"/>
          <table:table-cell table:number-columns-repeated="989"/>
        </table:table-row>
        <table:table-row table:style-name="ro3">
          <table:table-cell table:style-name="ce42" office:value-type="string" calcext:value-type="string" table:number-columns-spanned="10" table:number-rows-spanned="1">
            <text:p><text:span text:style-name="T5">Refer to Project#1 Spectrum Analyzer Interface Standard</text:span><text:span text:style-name="T6">:</text:span></text:p>
          </table:table-cell>
          <table:covered-table-cell table:number-columns-repeated="9" table:style-name="ce159"/>
          <table:table-cell table:style-name="ce44" table:number-columns-repeated="23"/>
          <table:table-cell table:style-name="ce42"/>
          <table:table-cell table:number-columns-repeated="990"/>
        </table:table-row>
        <table:table-row table:style-name="ro3">
          <table:table-cell table:style-name="ce42" office:value-type="string" calcext:value-type="string">
            <text:p>NOTES:</text:p>
          </table:table-cell>
          <table:table-cell table:style-name="ce42" office:value-type="string" calcext:value-type="string" table:number-columns-spanned="35" table:number-rows-spanned="1">
            <text:p>[1] General Command for LO2. Signifies that all 32-bit Words that follow are to be directly sent to LO3 registers unchanged.</text:p>
          </table:table-cell>
          <table:covered-table-cell table:number-columns-repeated="31" table:style-name="ce159"/>
          <table:covered-table-cell table:number-columns-repeated="2" table:style-name="ce42"/>
          <table:covered-table-cell/>
          <table:table-cell table:number-columns-repeated="988"/>
        </table:table-row>
        <table:table-row table:style-name="ro3">
          <table:table-cell/>
          <table:table-cell table:style-name="ce42" office:value-type="string" calcext:value-type="string" table:number-columns-spanned="35" table:number-rows-spanned="1">
            <text:p>[2] Specific Commands for LO2. Refer to “<text:span text:style-name="T7">2.3 LO2 (U203) and LO3 (U307) MAX2871 Single Word Embedded Data and Command for Frequency Control.”</text:span></text:p>
          </table:table-cell>
          <table:covered-table-cell table:number-columns-repeated="31" table:style-name="ce159"/>
          <table:covered-table-cell table:number-columns-repeated="2" table:style-name="ce42"/>
          <table:covered-table-cell/>
          <table:table-cell table:number-columns-repeated="988"/>
        </table:table-row>
        <table:table-row table:style-name="ro3">
          <table:table-cell/>
          <table:table-cell table:style-name="ce160" office:value-type="string" calcext:value-type="string" table:number-columns-spanned="35" table:number-rows-spanned="1">
            <text:p><text:span text:style-name="T8">   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covered-table-cell table:number-columns-repeated="27" table:style-name="ce165"/>
          <table:covered-table-cell table:number-columns-repeated="4" table:style-name="ce159"/>
          <table:covered-table-cell table:number-columns-repeated="2" table:style-name="ce42"/>
          <table:covered-table-cell/>
          <table:table-cell table:number-columns-repeated="988"/>
        </table:table-row>
        <table:table-row table:style-name="ro3">
          <table:table-cell/>
          <table:table-cell table:style-name="ce162" office:value-type="string" calcext:value-type="string" table:number-columns-spanned="35" table:number-rows-spanned="1">
            <text:p><text:span text:style-name="T10">     Also  Refer to </text:span><text:span text:style-name="T11">APPENDIX B: Sample Program in FreeBasic.</text:span><text:span text:style-name="T10"> </text:span></text:p>
          </table:table-cell>
          <table:covered-table-cell table:number-columns-repeated="9" table:style-name="ce166"/>
          <table:covered-table-cell table:number-columns-repeated="22" table:style-name="ce159"/>
          <table:covered-table-cell table:number-columns-repeated="2" table:style-name="ce42"/>
          <table:covered-table-cell/>
          <table:table-cell table:number-columns-repeated="988"/>
        </table:table-row>
        <table:table-row table:style-name="ro3">
          <table:table-cell/>
          <table:table-cell table:style-name="ce163" office:value-type="string" calcext:value-type="string" table:number-columns-spanned="35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174"/>
          <table:covered-table-cell table:number-columns-repeated="22" table:style-name="ce176"/>
          <table:covered-table-cell table:number-columns-repeated="2" table:style-name="ce180"/>
          <table:covered-table-cell/>
          <table:table-cell table:number-columns-repeated="988"/>
        </table:table-row>
        <table:table-row table:style-name="ro3">
          <table:table-cell/>
          <table:table-cell table:style-name="ce42" office:value-type="string" calcext:value-type="string" table:number-columns-spanned="35" table:number-rows-spanned="1">
            <text:p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159"/>
          <table:covered-table-cell table:number-columns-repeated="2" table:style-name="ce42"/>
          <table:covered-table-cell/>
          <table:table-cell table:number-columns-repeated="988"/>
        </table:table-row>
        <table:table-row table:style-name="ro3">
          <table:table-cell/>
          <table:table-cell table:style-name="Default" office:value-type="string" calcext:value-type="string" table:number-columns-spanned="35" table:number-rows-spanned="1">
            <text:p>[5] This 32-bit Word command to the Arduino invokes only frequency control change to LO2 , which is faster than all other commands.</text:p>
          </table:table-cell>
          <table:covered-table-cell table:number-columns-repeated="34"/>
          <table:table-cell table:number-columns-repeated="98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10" table:number-columns-repeated="16" table:default-cell-style-name="ce91"/>
        <table:table-column table:style-name="co2" table:number-columns-repeated="16" table:default-cell-style-name="ce91"/>
        <table:table-column table:style-name="co3" table:default-cell-style-name="Default"/>
        <table:table-column table:style-name="co11" table:default-cell-style-name="Default"/>
        <table:table-column table:style-name="co5" table:default-cell-style-name="ce91"/>
        <table:table-column table:style-name="co5" table:number-columns-repeated="988" table:default-cell-style-name="Default"/>
        <table:table-row table:style-name="ro1">
          <table:table-cell table:style-name="ce78" office:value-type="string" calcext:value-type="string" table:number-columns-spanned="1" table:number-rows-spanned="2">
            <text:p>Command Number</text:p>
          </table:table-cell>
          <table:table-cell table:style-name="ce88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93"/>
          <table:covered-table-cell table:number-columns-repeated="9" table:style-name="ce96"/>
          <table:covered-table-cell table:style-name="ce97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0"/>
          <table:covered-table-cell table:number-columns-repeated="2" table:style-name="ce96"/>
          <table:covered-table-cell table:style-name="ce97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96"/>
          <table:covered-table-cell table:style-name="ce97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96"/>
          <table:covered-table-cell table:style-name="ce97"/>
          <table:table-cell table:style-name="ce101"/>
          <table:table-cell table:style-name="ce103" office:value-type="string" calcext:value-type="string" table:number-columns-spanned="1" table:number-rows-spanned="2">
            <text:p>Command Name</text:p>
          </table:table-cell>
          <table:table-cell table:style-name="ce106" office:value-type="string" calcext:value-type="string" table:number-columns-spanned="1" table:number-rows-spanned="2">
            <text:p>HEX</text:p>
          </table:table-cell>
          <table:table-cell table:style-name="ce101" table:number-columns-repeated="28"/>
          <table:table-cell table:number-columns-repeated="957"/>
          <table:table-cell table:style-name="ce107" table:number-columns-repeated="3"/>
        </table:table-row>
        <table:table-row table:style-name="ro2">
          <table:covered-table-cell table:style-name="ce81"/>
          <table:table-cell table:style-name="ce89" office:value-type="float" office:value="31" calcext:value-type="float">
            <text:p>3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float" office:value="28" calcext:value-type="float">
            <text:p>28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4" calcext:value-type="float">
            <text:p>2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21" calcext:value-type="float">
            <text:p>21</text:p>
          </table:table-cell>
          <table:table-cell table:style-name="ce90" office:value-type="float" office:value="20" calcext:value-type="float">
            <text:p>20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" calcext:value-type="float">
            <text:p>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2"/>
          <table:covered-table-cell table:style-name="ce104"/>
          <table:covered-table-cell table:style-name="ce81"/>
          <table:table-cell table:style-name="ce102" table:number-columns-repeated="28"/>
          <table:table-cell table:number-columns-repeated="960"/>
        </table:table-row>
        <table:table-row table:style-name="ro3">
          <table:table-cell table:style-name="ce86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General <text:s/>Command [1]</text:p>
          </table:table-cell>
          <table:table-cell table:style-name="ce86" office:value-type="string" calcext:value-type="string">
            <text:p>0000_03FF</text:p>
          </table:table-cell>
          <table:table-cell table:number-columns-repeated="988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RF OFF(Disabled)[2]</text:p>
          </table:table-cell>
          <table:table-cell table:style-name="ce86" office:value-type="string" calcext:value-type="string">
            <text:p>0000_0BFF</text:p>
          </table:table-cell>
          <table:table-cell table:number-columns-repeated="988"/>
        </table:table-row>
        <table:table-row table:style-name="ro3">
          <table:table-cell table:style-name="ce86" office:value-type="float" office:value="2" calcext:value-type="float">
            <text:p>2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-4dBm [2]</text:p>
          </table:table-cell>
          <table:table-cell table:style-name="ce86" office:value-type="string" calcext:value-type="string">
            <text:p>0000_13FF</text:p>
          </table:table-cell>
          <table:table-cell table:number-columns-repeated="988"/>
        </table:table-row>
        <table:table-row table:style-name="ro3">
          <table:table-cell table:style-name="ce86" office:value-type="float" office:value="3" calcext:value-type="float">
            <text:p>3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-1dBm [2]</text:p>
          </table:table-cell>
          <table:table-cell table:style-name="ce86" office:value-type="string" calcext:value-type="string">
            <text:p>0000_1BFF</text:p>
          </table:table-cell>
          <table:table-cell table:number-columns-repeated="988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+2dBm [2]</text:p>
          </table:table-cell>
          <table:table-cell table:style-name="ce86" office:value-type="string" calcext:value-type="string">
            <text:p>0000_23FF</text:p>
          </table:table-cell>
          <table:table-cell table:number-columns-repeated="988"/>
        </table:table-row>
        <table:table-row table:style-name="ro3">
          <table:table-cell table:style-name="ce86" office:value-type="float" office:value="5" calcext:value-type="float">
            <text:p>5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 +5dBm [2]</text:p>
          </table:table-cell>
          <table:table-cell table:style-name="ce86" office:value-type="string" calcext:value-type="string">
            <text:p>0000_2BFF</text:p>
          </table:table-cell>
          <table:table-cell table:number-columns-repeated="988"/>
        </table:table-row>
        <table:table-row table:style-name="ro3">
          <table:table-cell table:style-name="ce86" office:value-type="float" office:value="6" calcext:value-type="float">
            <text:p>6</text:p>
          </table:table-cell>
          <table:table-cell table:style-name="ce89" office:value-type="string" calcext:value-type="string">
            <text:p>ST15</text:p>
          </table:table-cell>
          <table:table-cell table:style-name="ce89" office:value-type="string" calcext:value-type="string">
            <text:p>ST14</text:p>
          </table:table-cell>
          <table:table-cell table:style-name="ce89" office:value-type="string" calcext:value-type="string">
            <text:p>ST13</text:p>
          </table:table-cell>
          <table:table-cell table:style-name="ce89" office:value-type="string" calcext:value-type="string">
            <text:p>ST12</text:p>
          </table:table-cell>
          <table:table-cell table:style-name="ce115" office:value-type="string" calcext:value-type="string">
            <text:p>ST11</text:p>
          </table:table-cell>
          <table:table-cell table:style-name="ce115" office:value-type="string" calcext:value-type="string">
            <text:p>ST10</text:p>
          </table:table-cell>
          <table:table-cell table:style-name="ce115" office:value-type="string" calcext:value-type="string">
            <text:p>ST9</text:p>
          </table:table-cell>
          <table:table-cell table:style-name="ce115" office:value-type="string" calcext:value-type="string">
            <text:p>ST8</text:p>
          </table:table-cell>
          <table:table-cell table:style-name="ce89" office:value-type="string" calcext:value-type="string">
            <text:p>ST7</text:p>
          </table:table-cell>
          <table:table-cell table:style-name="ce89" office:value-type="string" calcext:value-type="string">
            <text:p>ST6</text:p>
          </table:table-cell>
          <table:table-cell table:style-name="ce89" office:value-type="string" calcext:value-type="string">
            <text:p>ST5</text:p>
          </table:table-cell>
          <table:table-cell table:style-name="ce89" office:value-type="string" calcext:value-type="string">
            <text:p>ST4</text:p>
          </table:table-cell>
          <table:table-cell table:style-name="ce115" office:value-type="string" calcext:value-type="string">
            <text:p>ST3</text:p>
          </table:table-cell>
          <table:table-cell table:style-name="ce115" office:value-type="string" calcext:value-type="string">
            <text:p>ST2</text:p>
          </table:table-cell>
          <table:table-cell table:style-name="ce115" office:value-type="string" calcext:value-type="string">
            <text:p>ST1</text:p>
          </table:table-cell>
          <table:table-cell table:style-name="ce117" office:value-type="string" calcext:value-type="string">
            <text:p>ST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Specific <text:s/>Command. No Power Change [2] [5]</text:p>
          </table:table-cell>
          <table:table-cell table:style-name="ce86" office:value-type="string" calcext:value-type="string">
            <text:p>0000_33FF</text:p>
          </table:table-cell>
          <table:table-cell table:number-columns-repeated="988"/>
        </table:table-row>
        <table:table-row table:style-name="ro3">
          <table:table-cell table:style-name="ce86" office:value-type="float" office:value="7" calcext:value-type="float">
            <text:p>7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4" table:style-name="ce115" office:value-type="string" calcext:value-type="string">
            <text:p>-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3" table:style-name="ce115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Mux Tristate</text:p>
          </table:table-cell>
          <table:table-cell table:style-name="ce86" office:value-type="string" calcext:value-type="string">
            <text:p>0000_3BFF</text:p>
          </table:table-cell>
          <table:table-cell table:number-columns-repeated="988"/>
        </table:table-row>
        <table:table-row table:style-name="ro3">
          <table:table-cell table:style-name="ce86" office:value-type="float" office:value="8" calcext:value-type="float">
            <text:p>8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4" table:style-name="ce115" office:value-type="string" calcext:value-type="string">
            <text:p>-</text:p>
          </table:table-cell>
          <table:table-cell table:number-columns-repeated="4" table:style-name="ce89" office:value-type="string" calcext:value-type="string">
            <text:p>-</text:p>
          </table:table-cell>
          <table:table-cell table:number-columns-repeated="3" table:style-name="ce115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Mux Dig. Lock Detect</text:p>
          </table:table-cell>
          <table:table-cell table:style-name="ce86" office:value-type="string" calcext:value-type="string">
            <text:p>0000_43FF</text:p>
          </table:table-cell>
          <table:table-cell table:number-columns-repeated="988"/>
        </table:table-row>
        <table:table-row table:style-name="ro3">
          <table:table-cell table:style-name="ce86" office:value-type="float" office:value="9" calcext:value-type="float">
            <text:p>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0" calcext:value-type="float">
            <text:p>1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1" calcext:value-type="float">
            <text:p>1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2" calcext:value-type="float">
            <text:p>1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3" calcext:value-type="float">
            <text:p>1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4" calcext:value-type="float">
            <text:p>1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5" calcext:value-type="float">
            <text:p>1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6" calcext:value-type="float">
            <text:p>1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8" calcext:value-type="float">
            <text:p>1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9" calcext:value-type="float">
            <text:p>1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0" calcext:value-type="float">
            <text:p>2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1" calcext:value-type="float">
            <text:p>2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2" calcext:value-type="float">
            <text:p>2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4" calcext:value-type="float">
            <text:p>2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5" calcext:value-type="float">
            <text:p>2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6" calcext:value-type="float">
            <text:p>2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7" calcext:value-type="float">
            <text:p>2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8" calcext:value-type="float">
            <text:p>2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9" calcext:value-type="float">
            <text:p>2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0" calcext:value-type="float">
            <text:p>3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1" calcext:value-type="float">
            <text:p>3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180"/>
          <table:table-cell table:style-name="ce176" table:number-columns-repeated="32"/>
          <table:table-cell table:style-name="ce180" table:number-columns-repeated="2"/>
          <table:table-cell table:number-columns-repeated="989"/>
        </table:table-row>
        <table:table-row table:style-name="ro3">
          <table:table-cell table:style-name="ce182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76" table:number-columns-repeated="32"/>
          <table:table-cell table:style-name="ce180" table:number-columns-repeated="2"/>
          <table:table-cell table:number-columns-repeated="989"/>
        </table:table-row>
        <table:table-row table:style-name="ro3">
          <table:table-cell table:style-name="ce183" office:value-type="string" calcext:value-type="string">
            <text:p>NOTES:</text:p>
          </table:table-cell>
          <table:table-cell table:style-name="ce185" office:value-type="string" calcext:value-type="string" table:number-columns-spanned="36" table:number-rows-spanned="1">
            <text:p>[1] General Command for LO3. Signifies that all 32-bit Words that follow are to be directly sent to LO3 registers unchanged.</text:p>
          </table:table-cell>
          <table:covered-table-cell table:number-columns-repeated="31" table:style-name="ce44"/>
          <table:covered-table-cell table:number-columns-repeated="2" table:style-name="ce42"/>
          <table:covered-table-cell table:number-columns-repeated="2"/>
          <table:table-cell table:number-columns-repeated="987"/>
        </table:table-row>
        <table:table-row table:style-name="ro3">
          <table:table-cell table:style-name="ce184"/>
          <table:table-cell table:style-name="ce42" office:value-type="string" calcext:value-type="string" table:number-columns-spanned="37" table:number-rows-spanned="1">
            <text:p>[2] Specific  Commands for LO3. Refer to <text:span text:style-name="T12">“2.3 LO2 (U203) and LO3 (U307) MAX2871 Single Word Embedded Data and Command for Frequency Control.”</text:span></text:p>
          </table:table-cell>
          <table:covered-table-cell table:number-columns-repeated="31" table:style-name="ce44"/>
          <table:covered-table-cell table:number-columns-repeated="2" table:style-name="ce42"/>
          <table:covered-table-cell table:number-columns-repeated="3"/>
          <table:table-cell table:number-columns-repeated="986"/>
        </table:table-row>
        <table:table-row table:style-name="ro3">
          <table:table-cell table:style-name="ce160"/>
          <table:table-cell table:style-name="ce186" office:value-type="string" calcext:value-type="string" table:number-columns-spanned="36" table:number-rows-spanned="1">
            <text:p><text:s text:c="5"/>To calculate values of N,F and M <text:s/>for the 32-Bit Words that follow, use the Algorithm <text:s/>detailed in APPENDIX A. Fractional Synthesis Calculation with MAX2871: Iterative Algorithm.</text:p>
          </table:table-cell>
          <table:covered-table-cell table:number-columns-repeated="27" table:style-name="ce165"/>
          <table:covered-table-cell table:number-columns-repeated="4" table:style-name="ce44"/>
          <table:covered-table-cell table:number-columns-repeated="2" table:style-name="ce42"/>
          <table:covered-table-cell table:number-columns-repeated="2"/>
          <table:table-cell table:number-columns-repeated="987"/>
        </table:table-row>
        <table:table-row table:style-name="ro3">
          <table:table-cell table:style-name="ce184"/>
          <table:table-cell table:style-name="ce162" office:value-type="string" calcext:value-type="string" table:number-columns-spanned="37" table:number-rows-spanned="1">
            <text:p><text:span text:style-name="T10">     Also Refer to</text:span><text:span text:style-name="T11"> APPENDIX B: “Sample Program in FreeBasic.” </text:span></text:p>
          </table:table-cell>
          <table:covered-table-cell table:number-columns-repeated="9" table:style-name="ce166"/>
          <table:covered-table-cell table:number-columns-repeated="22" table:style-name="ce44"/>
          <table:covered-table-cell table:number-columns-repeated="2" table:style-name="ce42"/>
          <table:covered-table-cell table:number-columns-repeated="3"/>
          <table:table-cell table:number-columns-repeated="986"/>
        </table:table-row>
        <table:table-row table:style-name="ro3">
          <table:table-cell table:style-name="ce184"/>
          <table:table-cell table:style-name="ce187" office:value-type="string" calcext:value-type="string" table:number-columns-spanned="36" table:number-rows-spanned="1">
            <text:p>[3] Embedded Data Bits &lt;31:16&gt; denoted &lt;ST15:ST0&gt;’ inform the Arduino of how many 32-bit Data Words are to follow and the same number of 16-bit ADC Data Words are to be returned.</text:p>
          </table:table-cell>
          <table:covered-table-cell table:number-columns-repeated="9" table:style-name="ce166"/>
          <table:covered-table-cell table:number-columns-repeated="22" table:style-name="ce44"/>
          <table:covered-table-cell table:number-columns-repeated="2" table:style-name="ce42"/>
          <table:covered-table-cell table:number-columns-repeated="2"/>
          <table:table-cell table:number-columns-repeated="987"/>
        </table:table-row>
        <table:table-row table:style-name="ro3">
          <table:table-cell table:style-name="ce184"/>
          <table:table-cell table:style-name="ce42" office:value-type="string" calcext:value-type="string" table:number-columns-spanned="37" table:number-rows-spanned="1">
            <text:p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covered-table-cell table:number-columns-repeated="31" table:style-name="ce44"/>
          <table:covered-table-cell table:number-columns-repeated="2" table:style-name="ce42"/>
          <table:covered-table-cell table:number-columns-repeated="3"/>
          <table:table-cell table:number-columns-repeated="986"/>
        </table:table-row>
        <table:table-row table:style-name="ro3">
          <table:table-cell table:style-name="ce184"/>
          <table:table-cell table:style-name="ce184" office:value-type="string" calcext:value-type="string">
            <text:p>[5] This 32-bit Word command to the Arduino invokes only frequency control change to LO3 , which is faster than all other commands.</text:p>
          </table:table-cell>
          <table:table-cell table:style-name="ce188" table:number-columns-repeated="31"/>
          <table:table-cell table:style-name="ce184" table:number-columns-repeated="2"/>
          <table:table-cell table:number-columns-repeated="98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table:table-column table:style-name="co1" table:default-cell-style-name="Default"/>
        <table:table-column table:style-name="co2" table:number-columns-repeated="32" table:default-cell-style-name="ce91"/>
        <table:table-column table:style-name="co3" table:default-cell-style-name="Default"/>
        <table:table-column table:style-name="co7" table:default-cell-style-name="Default"/>
        <table:table-column table:style-name="co5" table:default-cell-style-name="ce91"/>
        <table:table-column table:style-name="co5" table:number-columns-repeated="988" table:default-cell-style-name="Default"/>
        <table:table-row table:style-name="ro1">
          <table:table-cell table:style-name="ce78" office:value-type="string" calcext:value-type="string" table:number-columns-spanned="1" table:number-rows-spanned="2">
            <text:p>Command Number</text:p>
          </table:table-cell>
          <table:table-cell table:style-name="ce88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93"/>
          <table:covered-table-cell table:number-columns-repeated="9" table:style-name="ce96"/>
          <table:covered-table-cell table:style-name="ce97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0"/>
          <table:covered-table-cell table:number-columns-repeated="2" table:style-name="ce96"/>
          <table:covered-table-cell table:style-name="ce97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96"/>
          <table:covered-table-cell table:style-name="ce97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96"/>
          <table:covered-table-cell table:style-name="ce97"/>
          <table:table-cell table:style-name="ce101"/>
          <table:table-cell table:style-name="ce103" office:value-type="string" calcext:value-type="string" table:number-columns-spanned="1" table:number-rows-spanned="2">
            <text:p>Command Name</text:p>
          </table:table-cell>
          <table:table-cell table:style-name="ce106" office:value-type="string" calcext:value-type="string" table:number-columns-spanned="1" table:number-rows-spanned="2">
            <text:p>HEX</text:p>
          </table:table-cell>
          <table:table-cell table:style-name="ce101" table:number-columns-repeated="28"/>
          <table:table-cell table:number-columns-repeated="957"/>
          <table:table-cell table:style-name="ce107" table:number-columns-repeated="3"/>
        </table:table-row>
        <table:table-row table:style-name="ro2">
          <table:covered-table-cell table:style-name="ce81"/>
          <table:table-cell table:style-name="ce89" office:value-type="float" office:value="31" calcext:value-type="float">
            <text:p>3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float" office:value="28" calcext:value-type="float">
            <text:p>28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4" calcext:value-type="float">
            <text:p>2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21" calcext:value-type="float">
            <text:p>21</text:p>
          </table:table-cell>
          <table:table-cell table:style-name="ce90" office:value-type="float" office:value="20" calcext:value-type="float">
            <text:p>20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" calcext:value-type="float">
            <text:p>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2"/>
          <table:covered-table-cell table:style-name="ce104"/>
          <table:covered-table-cell table:style-name="ce81"/>
          <table:table-cell table:style-name="ce102" table:number-columns-repeated="28"/>
          <table:table-cell table:number-columns-repeated="960"/>
        </table:table-row>
        <table:table-row table:style-name="ro3">
          <table:table-cell table:style-name="ce86" office:value-type="float" office:value="0" calcext:value-type="float">
            <text:p>0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No Reference</text:p>
          </table:table-cell>
          <table:table-cell table:style-name="ce86" office:value-type="string" calcext:value-type="string">
            <text:p>0000_04FF</text:p>
          </table:table-cell>
          <table:table-cell table:number-columns-repeated="988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Reference 1 <text:s/>(U500) 60.000MHz</text:p>
          </table:table-cell>
          <table:table-cell table:style-name="ce86" office:value-type="string" calcext:value-type="string">
            <text:p>0000_0CFF</text:p>
          </table:table-cell>
          <table:table-cell table:number-columns-repeated="988"/>
        </table:table-row>
        <table:table-row table:style-name="ro3">
          <table:table-cell table:style-name="ce86" office:value-type="float" office:value="2" calcext:value-type="float">
            <text:p>2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Reference 2 <text:s/>(U501) 100.000MHz</text:p>
          </table:table-cell>
          <table:table-cell table:style-name="ce86" office:value-type="string" calcext:value-type="string">
            <text:p>0000_14FF</text:p>
          </table:table-cell>
          <table:table-cell table:number-columns-repeated="988"/>
        </table:table-row>
        <table:table-row table:style-name="ro3">
          <table:table-cell table:style-name="ce86" office:value-type="float" office:value="3" calcext:value-type="float">
            <text:p>3</text:p>
          </table:table-cell>
          <table:table-cell table:style-name="ce89"/>
          <table:table-cell table:style-name="ce90" table:number-columns-repeated="3"/>
          <table:table-cell table:style-name="ce95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89"/>
          <table:table-cell table:style-name="ce90" table:number-columns-repeated="3"/>
          <table:table-cell table:style-name="ce95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5" calcext:value-type="float">
            <text:p>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6" calcext:value-type="float">
            <text:p>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7" calcext:value-type="float">
            <text:p>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8" calcext:value-type="float">
            <text:p>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9" calcext:value-type="float">
            <text:p>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0" calcext:value-type="float">
            <text:p>1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1" calcext:value-type="float">
            <text:p>1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2" calcext:value-type="float">
            <text:p>1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3" calcext:value-type="float">
            <text:p>1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4" calcext:value-type="float">
            <text:p>1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5" calcext:value-type="float">
            <text:p>1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6" calcext:value-type="float">
            <text:p>1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8" calcext:value-type="float">
            <text:p>1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9" calcext:value-type="float">
            <text:p>1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0" calcext:value-type="float">
            <text:p>2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1" calcext:value-type="float">
            <text:p>2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2" calcext:value-type="float">
            <text:p>2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4" calcext:value-type="float">
            <text:p>2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5" calcext:value-type="float">
            <text:p>2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6" calcext:value-type="float">
            <text:p>2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7" calcext:value-type="float">
            <text:p>2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8" calcext:value-type="float">
            <text:p>2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9" calcext:value-type="float">
            <text:p>2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0" calcext:value-type="float">
            <text:p>3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1" calcext:value-type="float">
            <text:p>3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189"/>
          <table:table-cell table:style-name="ce92" table:number-columns-repeated="32"/>
          <table:table-cell table:style-name="ce189" table:number-columns-repeated="2"/>
          <table:table-cell table:number-columns-repeated="989"/>
        </table:table-row>
        <table:table-row table:style-name="ro3">
          <table:table-cell table:style-name="ce189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92" table:number-columns-repeated="32"/>
          <table:table-cell table:style-name="ce189" table:number-columns-repeated="2"/>
          <table:table-cell table:number-columns-repeated="989"/>
        </table:table-row>
        <table:table-row table:style-name="ro3">
          <table:table-cell table:style-name="ce87" office:value-type="string" calcext:value-type="string">
            <text:p><text:span text:style-name="T13">NOTE:    Refer to Project#1 Spectrum Analyzer Interface Standard:  “</text:span><text:span text:style-name="T14">APPENDIX D. Default </text:span><text:span text:style-name="T13"> Arduino Code: Default Register values”   This appendix sets out many Pre-Loaded  register values to make control of the RF Spectrum Analyzer easier and quicker</text:span></text:p>
          </table:table-cell>
          <table:table-cell table:style-name="ce92" table:number-columns-repeated="32"/>
          <table:table-cell table:style-name="ce189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_Mis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91"/>
        <table:table-column table:style-name="co3" table:default-cell-style-name="Default"/>
        <table:table-column table:style-name="co12" table:default-cell-style-name="Default"/>
        <table:table-column table:style-name="co5" table:default-cell-style-name="ce91"/>
        <table:table-column table:style-name="co5" table:number-columns-repeated="988" table:default-cell-style-name="Default"/>
        <table:table-row table:style-name="ro1">
          <table:table-cell table:style-name="ce78" office:value-type="string" calcext:value-type="string" table:number-columns-spanned="1" table:number-rows-spanned="2">
            <text:p>Command Number</text:p>
          </table:table-cell>
          <table:table-cell table:style-name="ce88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93"/>
          <table:covered-table-cell table:number-columns-repeated="9" table:style-name="ce96"/>
          <table:covered-table-cell table:style-name="ce97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00"/>
          <table:covered-table-cell table:number-columns-repeated="2" table:style-name="ce96"/>
          <table:covered-table-cell table:style-name="ce97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96"/>
          <table:covered-table-cell table:style-name="ce97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96"/>
          <table:covered-table-cell table:style-name="ce97"/>
          <table:table-cell table:style-name="ce101"/>
          <table:table-cell table:style-name="ce103" office:value-type="string" calcext:value-type="string" table:number-columns-spanned="1" table:number-rows-spanned="2">
            <text:p>Command Name</text:p>
          </table:table-cell>
          <table:table-cell table:style-name="ce106" office:value-type="string" calcext:value-type="string" table:number-columns-spanned="1" table:number-rows-spanned="2">
            <text:p>HEX</text:p>
          </table:table-cell>
          <table:table-cell table:style-name="ce101" table:number-columns-repeated="28"/>
          <table:table-cell table:number-columns-repeated="957"/>
          <table:table-cell table:style-name="ce107" table:number-columns-repeated="3"/>
        </table:table-row>
        <table:table-row table:style-name="ro2">
          <table:covered-table-cell table:style-name="ce81"/>
          <table:table-cell table:style-name="ce89" office:value-type="float" office:value="31" calcext:value-type="float">
            <text:p>31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float" office:value="28" calcext:value-type="float">
            <text:p>28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4" calcext:value-type="float">
            <text:p>2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21" calcext:value-type="float">
            <text:p>21</text:p>
          </table:table-cell>
          <table:table-cell table:style-name="ce90" office:value-type="float" office:value="20" calcext:value-type="float">
            <text:p>20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" calcext:value-type="float">
            <text:p>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2"/>
          <table:covered-table-cell table:style-name="ce104"/>
          <table:covered-table-cell table:style-name="ce81"/>
          <table:table-cell table:style-name="ce102" table:number-columns-repeated="28"/>
          <table:table-cell table:number-columns-repeated="960"/>
        </table:table-row>
        <table:table-row table:style-name="ro3">
          <table:table-cell table:style-name="ce86" office:value-type="float" office:value="0" calcext:value-type="float">
            <text:p>0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OFF – Arduino LED Off [1]</text:p>
          </table:table-cell>
          <table:table-cell table:style-name="ce86" office:value-type="string" calcext:value-type="string">
            <text:p>0000_07FF</text:p>
          </table:table-cell>
          <table:table-cell table:number-columns-repeated="988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<text:s/>ON – Arduino LED On [1]</text:p>
          </table:table-cell>
          <table:table-cell table:style-name="ce86" office:value-type="string" calcext:value-type="string">
            <text:p>0000_0FFF</text:p>
          </table:table-cell>
          <table:table-cell table:number-columns-repeated="988"/>
        </table:table-row>
        <table:table-row table:style-name="ro3">
          <table:table-cell table:style-name="ce86" office:value-type="float" office:value="2" calcext:value-type="float">
            <text:p>2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3" table:style-name="ce95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Arduino Message Request</text:p>
          </table:table-cell>
          <table:table-cell table:style-name="ce86" office:value-type="string" calcext:value-type="string">
            <text:p>0000_17FF</text:p>
          </table:table-cell>
          <table:table-cell table:number-columns-repeated="988"/>
        </table:table-row>
        <table:table-row table:style-name="ro3">
          <table:table-cell table:style-name="ce86" office:value-type="float" office:value="3" calcext:value-type="float">
            <text:p>3</text:p>
          </table:table-cell>
          <table:table-cell table:style-name="ce89" office:value-type="string" calcext:value-type="string">
            <text:p>-</text:p>
          </table:table-cell>
          <table:table-cell table:number-columns-repeated="3" table:style-name="ce90" office:value-type="string" calcext:value-type="string">
            <text:p>-</text:p>
          </table:table-cell>
          <table:table-cell table:number-columns-repeated="4" table:style-name="ce95" office:value-type="string" calcext:value-type="string">
            <text:p>-</text:p>
          </table:table-cell>
          <table:table-cell table:number-columns-repeated="4" table:style-name="ce90" office:value-type="string" calcext:value-type="string">
            <text:p>-</text:p>
          </table:table-cell>
          <table:table-cell table:number-columns-repeated="3" table:style-name="ce94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Ready-to-Send (RTS Message from PC application)</text:p>
          </table:table-cell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89"/>
          <table:table-cell table:style-name="ce90" table:number-columns-repeated="3"/>
          <table:table-cell table:style-name="ce95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5" calcext:value-type="float">
            <text:p>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6" calcext:value-type="float">
            <text:p>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7" calcext:value-type="float">
            <text:p>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8" calcext:value-type="float">
            <text:p>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9" calcext:value-type="float">
            <text:p>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0" calcext:value-type="float">
            <text:p>1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1" calcext:value-type="float">
            <text:p>1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2" calcext:value-type="float">
            <text:p>1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3" calcext:value-type="float">
            <text:p>1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4" calcext:value-type="float">
            <text:p>1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5" calcext:value-type="float">
            <text:p>1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6" calcext:value-type="float">
            <text:p>1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8" calcext:value-type="float">
            <text:p>1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19" calcext:value-type="float">
            <text:p>1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0" calcext:value-type="float">
            <text:p>2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1" calcext:value-type="float">
            <text:p>2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2" calcext:value-type="float">
            <text:p>22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4" calcext:value-type="float">
            <text:p>24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5" calcext:value-type="float">
            <text:p>25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6" calcext:value-type="float">
            <text:p>26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7" calcext:value-type="float">
            <text:p>27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8" calcext:value-type="float">
            <text:p>28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29" calcext:value-type="float">
            <text:p>29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0" calcext:value-type="float">
            <text:p>30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86" office:value-type="float" office:value="31" calcext:value-type="float">
            <text:p>31</text:p>
          </table:table-cell>
          <table:table-cell table:style-name="ce89"/>
          <table:table-cell table:style-name="ce90" table:number-columns-repeated="3"/>
          <table:table-cell table:style-name="ce94" table:number-columns-repeated="4"/>
          <table:table-cell table:style-name="ce90" table:number-columns-repeated="4"/>
          <table:table-cell table:style-name="ce94" table:number-columns-repeated="3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4" table:number-columns-repeated="2"/>
          <table:table-cell table:style-name="ce98"/>
          <table:table-cell table:number-columns-repeated="4" table:style-name="ce90" office:value-type="float" office:value="1" calcext:value-type="float">
            <text:p>1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105"/>
          <table:table-cell table:style-name="ce86"/>
          <table:table-cell table:number-columns-repeated="988"/>
        </table:table-row>
        <table:table-row table:style-name="ro3">
          <table:table-cell table:style-name="ce189"/>
          <table:table-cell table:style-name="ce92" table:number-columns-repeated="32"/>
          <table:table-cell table:style-name="ce189" table:number-columns-repeated="2"/>
          <table:table-cell table:number-columns-repeated="989"/>
        </table:table-row>
        <table:table-row table:style-name="ro3">
          <table:table-cell table:style-name="ce192" office:value-type="string" calcext:value-type="string">
            <text:p>Refer to Project#1 Spectrum Analyzer Interface Standard:</text:p>
          </table:table-cell>
          <table:table-cell table:style-name="ce92" table:number-columns-repeated="32"/>
          <table:table-cell table:style-name="ce189" table:number-columns-repeated="2"/>
          <table:table-cell table:number-columns-repeated="989"/>
        </table:table-row>
        <table:table-row table:style-name="ro3">
          <table:table-cell table:style-name="ce87" office:value-type="string" calcext:value-type="string">
            <text:p>NOTE: <text:s text:c="3"/>[1] Not part of Spectrum Analyzer Interface Standard: <text:s/>For in-house testing only</text:p>
          </table:table-cell>
          <table:table-cell table:style-name="ce92" table:number-columns-repeated="32"/>
          <table:table-cell table:style-name="ce189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8:05:11.57220395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10-13T18:39:56.345115938</meta:creation-date>
    <meta:editing-duration>P7DT15H49M18S</meta:editing-duration>
    <meta:editing-cycles>23</meta:editing-cycles>
    <meta:generator>LibreOffice/7.2.2.2$Linux_X86_64 LibreOffice_project/02b2acce88a210515b4a5bb2e46cbfb63fe97d56</meta:generator>
    <dc:date>2021-12-27T17:39:36.423865974</dc:date>
    <meta:document-statistic meta:table-count="6" meta:cell-count="3684" meta:object-count="0"/>
  </office:meta>
</office:document-meta>
</file>